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1000002E2F3164108.png" manifest:media-type="image/png"/>
  <manifest:file-entry manifest:full-path="Pictures/10000001000002F2000003A1B0A3315A.png" manifest:media-type="image/png"/>
  <manifest:file-entry manifest:full-path="Pictures/100000010000021D0000032E5124A297.png" manifest:media-type="image/png"/>
  <manifest:file-entry manifest:full-path="Pictures/10000001000002FF00000259B2D964A5.png" manifest:media-type="image/png"/>
  <manifest:file-entry manifest:full-path="Pictures/10000001000002E3000001AEF9670195.png" manifest:media-type="image/png"/>
  <manifest:file-entry manifest:full-path="Pictures/10000001000002E8000003B186CACF60.png" manifest:media-type="image/png"/>
  <manifest:file-entry manifest:full-path="Pictures/10000001000001F6000002A04872ADB5.png" manifest:media-type="image/png"/>
  <manifest:file-entry manifest:full-path="Pictures/10000001000002DA000001B6C1114008.png" manifest:media-type="image/png"/>
  <manifest:file-entry manifest:full-path="Pictures/10000001000002D60000022B623BF56E.png" manifest:media-type="image/png"/>
  <manifest:file-entry manifest:full-path="Pictures/10000001000002BB000001BF5D1E61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0.003cm" table:align="margins" style:shadow="none" style:may-break-between-rows="true" table:border-model="collapsing"/>
    </style:style>
    <style:style style:name="Tabla1.A" style:family="table-column">
      <style:table-column-properties style:column-width="20.003cm" style:rel-column-width="65535*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4d9e" officeooo:paragraph-rsid="00144d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2aa5" officeooo:paragraph-rsid="00152a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3c2" officeooo:paragraph-rsid="001723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e5e" officeooo:paragraph-rsid="0018ae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a375" officeooo:paragraph-rsid="0019a3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7d1c" officeooo:paragraph-rsid="001a7d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b3f" officeooo:paragraph-rsid="001b0b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row>
          <table:table-cell table:style-name="Tabla1.A1" office:value-type="string">
            <text:p text:style-name="P2"><draw:frame draw:style-name="fr3" draw:name="Imagen1" text:anchor-type="char" svg:width="18.493cm" svg:height="11.825cm" draw:z-index="0"><draw:image xlink:href="Pictures/10000001000002BB000001BF5D1E61D5.png" xlink:type="simple" xlink:show="embed" xlink:actuate="onLoad" draw:mime-type="image/png"/></draw:frame></text:p>
            <text:p text:style-name="P3">A, B, E, G</text:p>
          </table:table-cell>
        </table:table-row>
        <table:table-row>
          <table:table-cell table:style-name="Tabla1.A2" office:value-type="string">
            <text:p text:style-name="P1"><draw:frame draw:style-name="fr3" draw:name="Imagen2" text:anchor-type="char" svg:width="17.21cm" svg:height="13.157cm" draw:z-index="1"><draw:image xlink:href="Pictures/10000001000002D60000022B623BF56E.png" xlink:type="simple" xlink:show="embed" xlink:actuate="onLoad" draw:mime-type="image/png"/></draw:frame></text:p>
            <text:p text:style-name="P3">F</text:p>
          </table:table-cell>
        </table:table-row>
        <text:soft-page-break/>
        <table:table-row>
          <table:table-cell table:style-name="Tabla1.A2" office:value-type="string">
            <text:p text:style-name="P1"><draw:frame draw:style-name="fr2" draw:name="Imagen3" text:anchor-type="char" svg:width="19.313cm" svg:height="11.587cm" draw:z-index="2"><draw:image xlink:href="Pictures/10000001000002DA000001B6C1114008.png" xlink:type="simple" xlink:show="embed" xlink:actuate="onLoad" draw:mime-type="image/png"/></draw:frame></text:p>
            <text:p text:style-name="P4">A, D, F, H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2" draw:name="Imagen4" text:anchor-type="char" svg:width="13.28cm" svg:height="17.776cm" draw:z-index="3"><draw:image xlink:href="Pictures/10000001000001F6000002A04872ADB5.png" xlink:type="simple" xlink:show="embed" xlink:actuate="onLoad" draw:mime-type="image/png"/></draw:frame></text:p>
            <text:p text:style-name="P5">C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2" draw:name="Imagen5" text:anchor-type="char" svg:width="19.015cm" svg:height="24.153cm" draw:z-index="4"><draw:image xlink:href="Pictures/10000001000002E8000003B186CACF60.png" xlink:type="simple" xlink:show="embed" xlink:actuate="onLoad" draw:mime-type="image/png"/></draw:frame></text:p>
            <text:p text:style-name="P6">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2" draw:name="Imagen6" text:anchor-type="char" svg:width="17.752cm" svg:height="10.329cm" draw:z-index="5"><draw:image xlink:href="Pictures/10000001000002E3000001AEF9670195.png" xlink:type="simple" xlink:show="embed" xlink:actuate="onLoad" draw:mime-type="image/png"/></draw:frame></text:p>
            <text:p text:style-name="P7">C, E</text:p>
          </table:table-cell>
        </table:table-row>
        <table:table-row table:style-name="Tabla1.4">
          <table:table-cell table:style-name="Tabla1.A2" office:value-type="string">
            <text:p text:style-name="P1"><draw:frame draw:style-name="fr3" draw:name="Imagen7" text:anchor-type="char" svg:width="18.815cm" svg:height="14.743cm" draw:z-index="6"><draw:image xlink:href="Pictures/10000001000002FF00000259B2D964A5.png" xlink:type="simple" xlink:show="embed" xlink:actuate="onLoad" draw:mime-type="image/png"/></draw:frame></text:p>
            <text:p text:style-name="P7">B, 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2" draw:name="Imagen8" text:anchor-type="char" svg:width="14.312cm" svg:height="21.534cm" draw:z-index="7"><draw:image xlink:href="Pictures/100000010000021D0000032E5124A297.png" xlink:type="simple" xlink:show="embed" xlink:actuate="onLoad" draw:mime-type="image/png"/></draw:frame></text:p>
            <text:p text:style-name="P8">G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2" draw:name="Imagen9" text:anchor-type="char" svg:width="18.496cm" svg:height="18.93cm" draw:z-index="8"><draw:image xlink:href="Pictures/10000001000002D1000002E2F3164108.png" xlink:type="simple" xlink:show="embed" xlink:actuate="onLoad" draw:mime-type="image/png"/></draw:frame></text:p>
            <text:p text:style-name="P8">G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0" text:anchor-type="char" svg:width="19.219cm" svg:height="23.677cm" draw:z-index="9"><draw:image xlink:href="Pictures/10000001000002F2000003A1B0A3315A.png" xlink:type="simple" xlink:show="embed" xlink:actuate="onLoad" draw:mime-type="image/png"/></draw:frame></text:p>
            <text:p text:style-name="P1"/>
          </table:table-cell>
        </table:table-row>
        <table:table-row table:style-name="Tabla1.4">
          <table:table-cell table:style-name="Tabla1.A2" office:value-type="string">
            <text:p text:style-name="P1"/>
            <text:p text:style-name="P1"/>
          </table:table-cell>
        </table:table-row>
        <table:table-row table:style-name="Tabla1.4">
          <table:table-cell table:style-name="Tabla1.A2" office:value-type="string">
            <text:p text:style-name="P1"/>
            <text:p text:style-name="P1"/>
          </table:table-cell>
        </table:table-row>
        <table:table-row>
          <table:table-cell table:style-name="Tabla1.A2" office:value-type="string">
            <text:p text:style-name="P1"/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19:56:46.557420874</meta:creation-date>
    <dc:date>2024-12-25T21:35:32.961194710</dc:date>
    <meta:editing-duration>PT54M27S</meta:editing-duration>
    <meta:editing-cycles>6</meta:editing-cycles>
    <meta:generator>LibreOffice/24.2.7.2$Linux_X86_64 LibreOffice_project/420$Build-2</meta:generator>
    <meta:document-statistic meta:table-count="1" meta:image-count="10" meta:object-count="0" meta:page-count="9" meta:paragraph-count="9" meta:word-count="17" meta:character-count="33" meta:non-whitespace-character-count="25"/>
  </office:meta>
</office:document-meta>
</file>